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top" draw:auto-grow-height="false" fo:min-height="2.528cm" fo:min-width="5.778cm"/>
    </style:style>
    <style:style style:name="gr2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fo:min-height="2.55cm" fo:min-width="13.442cm" draw:shadow-opacity="100%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2.584cm" fo:min-width="4.9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063cm"/>
    </style:style>
    <style:style style:name="gr5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ffd320" draw:textarea-horizontal-align="justify" draw:textarea-vertical-align="top" draw:auto-grow-height="false" fo:min-height="2.528cm" fo:min-width="4.887cm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 fo:min-height="1.618cm" fo:min-width="4.908cm"/>
    </style:style>
    <style:style style:name="gr9" style:family="graphic" style:parent-style-name="objectwithoutfill">
      <style:graphic-properties svg:stroke-color="#008000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ffd320" draw:textarea-horizontal-align="justify" draw:textarea-vertical-align="top" draw:auto-grow-height="false" fo:min-height="2.528cm" fo:min-width="2.678cm"/>
    </style:style>
    <style:style style:name="gr11" style:family="graphic" style:parent-style-name="standard">
      <style:graphic-properties draw:fill="solid" draw:fill-color="#ffd320" draw:textarea-horizontal-align="justify" draw:textarea-vertical-align="top" draw:auto-grow-height="false" fo:min-height="2.528cm" fo:min-width="3.478cm"/>
    </style:style>
    <style:style style:name="gr12" style:family="graphic" style:parent-style-name="standard">
      <style:graphic-properties draw:fill="solid" draw:fill-color="#ffd320" draw:textarea-horizontal-align="justify" draw:textarea-vertical-align="top" draw:auto-grow-height="false" fo:min-height="2.528cm" fo:min-width="3.578cm"/>
    </style:style>
    <style:style style:name="gr13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fo:min-height="2.45cm" fo:min-width="14.242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5ffe5" draw:opacity="100%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color="#008000"/>
    </style:style>
    <style:style style:name="P10" style:family="paragraph">
      <loext:graphic-properties draw:fill="none"/>
      <style:paragraph-properties fo:text-align="center"/>
      <style:text-properties fo:color="#008000" fo:font-size="12pt" style:font-size-asian="12pt" style:font-size-complex="12pt"/>
    </style:style>
    <style:style style:name="P11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008000" style:font-name="Courier New" fo:font-size="7pt" fo:font-weight="bold" style:font-size-asian="7pt" style:font-weight-asian="bold" style:font-size-complex="7pt" style:font-weight-complex="bold"/>
    </style:style>
    <style:style style:name="T9" style:family="text">
      <style:text-properties fo:color="#008000" style:font-name="Courier New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6.5cm" svg:height="3cm" svg:x="13.1cm" svg:y="14.1cm">
          <text:p text:style-name="P1"><text:span text:style-name="T1">Device</text:span><text:span text:style-name="T1"><text:line-break/></text:span><text:span text:style-name="T1">(Servic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3.942cm" svg:height="2.8cm" svg:x="4.858cm" svg:y="8.1cm">
          <draw:glue-point draw:id="4" svg:x="5cm" svg:y="2.333cm"/>
          <text:p text:style-name="P3"><text:span text:style-name="T1">Resource</text:span><text:span text:style-name="T1"><text:line-break/></text:span><text:span text:style-name="T2">hw-tok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5.609cm" svg:height="3cm" svg:x="2.158cm" svg:y="1.8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3" draw:id="id3" draw:layer="layout" svg:width="3.952cm" svg:height="1.841cm" svg:x="2.758cm" svg:y="2.8cm">
          <draw:text-box>
            <text:p><text:span text:style-name="T3">name = “jack”</text:span><text:span text:style-name="T4"><text:line-break/></text:span><text:span text:style-name="T5">givenName = “Jack”</text:span></text:p>
            <text:p><text:span text:style-name="T5">familyName = “Sparrow”</text:span><text:span text:style-name="T4"><text:line-break/></text:span><text:span text:style-name="T4">emailAddress = “js@m.org”</text:span></text:p>
            <text:p><text:span text:style-name="T4">...</text:span></text:p>
          </draw:text-box>
        </draw:frame>
        <draw:connector draw:style-name="gr5" draw:text-style-name="P8" draw:layer="layout" draw:type="curve" svg:x1="7.767cm" svg:y1="3.3cm" svg:x2="10.058cm" svg:y2="3.3cm" draw:start-shape="id1" draw:end-shape="id2" svg:d="M7767 3300h2291" svg:viewBox="0 0 2292 1">
          <text:p text:style-name="P7"><text:span text:style-name="T1">link</text:span><text:span text:style-name="T1"><text:line-break/></text:span><text:span text:style-name="T1"/></text:p>
        </draw:connector>
        <draw:connector draw:style-name="gr6" draw:text-style-name="P10" draw:layer="layout" draw:type="curve" draw:line-skew="-0.026cm" svg:x1="6.71cm" svg:y1="3.72cm" svg:x2="10.058cm" svg:y2="9.435cm" draw:start-shape="id3" draw:start-glue-point="1" draw:end-shape="id4" svg:d="M6710 3720c2472 0 798 5715 3348 5715" svg:viewBox="0 0 3349 5716">
          <text:p text:style-name="P9"><text:span text:style-name="T6"><text:s text:c="28"/></text:span><text:span text:style-name="T6">data movement</text:span></text:p>
        </draw:connector>
        <draw:custom-shape draw:style-name="gr7" draw:text-style-name="P2" xml:id="id2" draw:id="id2" draw:layer="layout" svg:width="5.609cm" svg:height="3cm" svg:x="10.058cm" svg:y="1.8cm">
          <text:p text:style-name="P1"><text:span text:style-name="T1">Token</text:span><text:span text:style-name="T1"><text:line-break/></text:span><text:span text:style-name="T1">(Servic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956cm" svg:height="1.539cm" svg:x="10.258cm" svg:y="3.459cm">
          <draw:text-box>
            <text:p><text:span text:style-name="T3">name = “token-38158919”</text:span><text:span text:style-name="T4"><text:line-break/></text:span><text:span text:style-name="T4">archetypeRef</text:span><text:span text:style-name="T5"> = hw-token</text:span></text:p>
            <text:p><text:span text:style-name="T4">...</text:span></text:p>
          </draw:text-box>
        </draw:frame>
        <draw:custom-shape draw:style-name="gr8" draw:text-style-name="P11" xml:id="id4" draw:id="id4" draw:layer="layout" svg:width="5.61cm" svg:height="2.07cm" svg:x="10.058cm" svg:y="8.4cm">
          <text:p text:style-name="P1"><text:span text:style-name="T1">Resource object</text:span><text:span text:style-name="T1"><text:line-break/></text:span><text:span text:style-name="T7"> </text:span></text:p>
          <text:p text:style-name="P3"><text:span text:style-name="T8">name = “</text:span><text:span text:style-name="T9">token-38158919</text:span><text:span text:style-name="T8">”</text:span></text:p>
          <text:p text:style-name="P3"><text:span text:style-name="T8">ownerName = “jack”</text:span></text:p>
          <text:p text:style-name="P3"><text:span text:style-name="T8">ownerEmailAddress = “js@m.org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12.862cm" svg:y1="4.8cm" svg:x2="12.863cm" svg:y2="8.4cm" draw:start-shape="id2" draw:start-glue-point="2" draw:end-shape="id4" draw:end-glue-point="0" svg:d="M12862 4800c0 2701 1 902 1 3600" svg:viewBox="0 0 2 3601">
          <text:p text:style-name="P7"><text:span text:style-name="T1"><text:s text:c="24"/></text:span><text:span text:style-name="T1">projection link</text:span></text:p>
        </draw:connector>
        <draw:custom-shape draw:style-name="gr3" draw:text-style-name="P5" xml:id="id5" draw:id="id5" draw:layer="layout" svg:width="5.609cm" svg:height="3cm" svg:x="1.391cm" svg:y="14.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041cm" svg:height="1.841cm" svg:x="1.7cm" svg:y="15.1cm">
          <draw:text-box>
            <text:p><text:span text:style-name="T3">name = “gruffy”</text:span><text:span text:style-name="T4"><text:line-break/></text:span><text:span text:style-name="T5">archetypeRef = gummi-user</text:span></text:p>
            <text:p><text:span text:style-name="T4">fullName</text:span><text:span text:style-name="T5"> = “</text:span><text:span text:style-name="T3">Gruffy Gummi</text:span><text:span text:style-name="T5">”</text:span></text:p>
            <text:p><text:span text:style-name="T5">organization = “</text:span><text:span text:style-name="T3">axe users</text:span><text:span text:style-name="T5">”</text:span></text:p>
            <text:p><text:span text:style-name="T4">...</text:span></text:p>
          </draw:text-box>
        </draw:frame>
        <draw:connector draw:style-name="gr5" draw:text-style-name="P8" draw:layer="layout" draw:type="curve" svg:x1="7cm" svg:y1="15.6cm" svg:x2="13.1cm" svg:y2="15.6cm" draw:start-shape="id5" draw:end-shape="id6" svg:d="M7000 15600h6100" svg:viewBox="0 0 6101 1">
          <text:p text:style-name="P7"><text:span text:style-name="T1">link</text:span><text:span text:style-name="T1"><text:line-break/></text:span><text:span text:style-name="T1"/></text:p>
        </draw:connector>
        <draw:connector draw:style-name="gr9" draw:text-style-name="P10" draw:layer="layout" draw:type="curve" draw:line-skew="0.374cm" svg:x1="4.195cm" svg:y1="17.1cm" svg:x2="16.35cm" svg:y2="17.1cm" draw:start-shape="id5" draw:start-glue-point="2" draw:end-shape="id6" draw:end-glue-point="2" svg:d="M4195 17100c0 1314 12155 1314 12155 0" svg:viewBox="0 0 12156 987">
          <text:p text:style-name="P9"><text:span text:style-name="T6">data movement</text:span></text:p>
        </draw:connector>
        <draw:frame draw:style-name="gr4" draw:text-style-name="P6" draw:layer="layout" svg:width="6.543cm" svg:height="1.539cm" svg:x="13.2cm" svg:y="15.461cm">
          <draw:text-box>
            <text:p><text:span text:style-name="T3">name = “axe”</text:span><text:span text:style-name="T4"><text:line-break/></text:span><text:span text:style-name="T4">archetypeRef</text:span><text:span text:style-name="T5"> = device</text:span></text:p>
            <text:p><text:span text:style-name="T4">description = “</text:span><text:span text:style-name="T3">Used by gruffy (Gruffy Gummi)</text:span><text:span text:style-name="T4">”</text:span></text:p>
            <text:p><text:span text:style-name="T4">...</text:span></text:p>
          </draw:text-box>
        </draw:frame>
        <draw:custom-shape draw:style-name="gr10" draw:text-style-name="P2" xml:id="id8" draw:id="id8" draw:layer="layout" svg:width="3.4cm" svg:height="3cm" svg:x="8.2cm" svg:y="19.9cm">
          <text:p text:style-name="P1"><text:span text:style-name="T1">Project</text:span><text:span text:style-name="T1"><text:line-break/></text:span><text:span text:style-name="T1">(Or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10" draw:id="id10" draw:layer="layout" svg:width="3.563cm" svg:height="1.539cm" svg:x="8.237cm" svg:y="21.361cm">
          <draw:text-box>
            <text:p><text:span text:style-name="T3">name = “ariane5”</text:span><text:span text:style-name="T4"><text:line-break/></text:span><text:span text:style-name="T4">archetypeRef</text:span><text:span text:style-name="T5"> = project</text:span></text:p>
            <text:p><text:span text:style-name="T4">...</text:span></text:p>
          </draw:text-box>
        </draw:frame>
        <draw:custom-shape draw:style-name="gr11" draw:text-style-name="P2" xml:id="id7" draw:id="id7" draw:layer="layout" svg:width="4.2cm" svg:height="3cm" svg:x="4.2cm" svg:y="25.2cm">
          <text:p text:style-name="P1"><text:span text:style-name="T1">Project users</text:span><text:span text:style-name="T1"><text:line-break/></text:span><text:span text:style-name="T1">(Or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9" draw:id="id9" draw:layer="layout" svg:width="4.3cm" svg:height="3cm" svg:x="11.5cm" svg:y="25.3cm">
          <text:p text:style-name="P1"><text:span text:style-name="T1">Project groups</text:span><text:span text:style-name="T1"><text:line-break/></text:span><text:span text:style-name="T1">(Or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151cm" svg:height="1.539cm" svg:x="4.2cm" svg:y="26.7cm">
          <draw:text-box>
            <text:p><text:span text:style-name="T3">name = “ariane5_users”</text:span><text:span text:style-name="T4"><text:line-break/></text:span><text:span text:style-name="T4">archetypeRef</text:span><text:span text:style-name="T5"> = project-users</text:span></text:p>
            <text:p><text:span text:style-name="T4">...</text:span></text:p>
          </draw:text-box>
        </draw:frame>
        <draw:frame draw:style-name="gr4" draw:text-style-name="P6" draw:layer="layout" svg:width="4.321cm" svg:height="1.539cm" svg:x="11.537cm" svg:y="26.8cm">
          <draw:text-box>
            <text:p><text:span text:style-name="T3">name = “ariane5_groups”</text:span><text:span text:style-name="T4"><text:line-break/></text:span><text:span text:style-name="T4">archetypeRef</text:span><text:span text:style-name="T5"> = project-groups</text:span></text:p>
            <text:p><text:span text:style-name="T4">...</text:span></text:p>
          </draw:text-box>
        </draw:frame>
        <draw:connector draw:style-name="gr5" draw:text-style-name="P8" draw:layer="layout" draw:type="curve" svg:x1="6.3cm" svg:y1="25.2cm" svg:x2="8.2cm" svg:y2="21.4cm" draw:start-shape="id7" draw:start-glue-point="0" draw:end-shape="id8" draw:end-glue-point="3" svg:d="M6300 25200c0-2534 633-3800 1900-3800" svg:viewBox="0 0 1901 3801">
          <text:p text:style-name="P7"><text:span text:style-name="T1">link <text:s text:c="2"/></text:span><text:span text:style-name="T1"><text:line-break/></text:span><text:span text:style-name="T1"/></text:p>
        </draw:connector>
        <draw:connector draw:style-name="gr5" draw:text-style-name="P8" draw:layer="layout" draw:type="curve" svg:x1="13.65cm" svg:y1="25.3cm" svg:x2="11.6cm" svg:y2="21.4cm" draw:start-shape="id9" draw:start-glue-point="0" draw:end-shape="id8" draw:end-glue-point="1" svg:d="M13650 25300c0-2600-683-3900-2050-3900" svg:viewBox="0 0 2051 3901">
          <text:p text:style-name="P7"><text:s text:c="5"/>link<text:line-break/></text:p>
        </draw:connector>
        <draw:connector draw:style-name="gr6" draw:text-style-name="P10" draw:layer="layout" draw:type="curve" svg:x1="10.018cm" svg:y1="22.9cm" svg:x2="8.4cm" svg:y2="26.7cm" draw:start-shape="id10" draw:end-shape="id7" draw:end-glue-point="1" svg:d="M10018 22900c0 2534-539 3800-1618 3800" svg:viewBox="0 0 1619 3801">
          <text:p text:style-name="P9"><text:span text:style-name="T6"><text:s text:c="42"/></text:span><text:span text:style-name="T6">data movement</text:span></text:p>
        </draw:connector>
        <draw:connector draw:style-name="gr6" draw:text-style-name="P10" draw:layer="layout" draw:type="curve" svg:x1="10.018cm" svg:y1="22.9cm" svg:x2="11.5cm" svg:y2="26.8cm" draw:start-shape="id10" draw:start-glue-point="2" draw:end-shape="id9" draw:end-glue-point="3" svg:d="M10018 22900c0 2600 494 3900 1482 3900" svg:viewBox="0 0 1483 3901">
          <text:p text:style-name="P9"><text:span text:style-name="T6"/></text:p>
        </draw:connector>
      </draw:page>
      <draw:page draw:name="page2" draw:style-name="dp1" draw:master-page-name="Default">
        <draw:custom-shape draw:style-name="gr13" draw:text-style-name="P4" draw:layer="layout" svg:width="14.742cm" svg:height="2.7cm" svg:x="1.558cm" svg:y="1.7cm">
          <draw:glue-point draw:id="4" svg:x="5cm" svg:y="2.333cm"/>
          <text:p text:style-name="P3"><text:span text:style-name="T1">Resource</text:span><text:span text:style-name="T1"><text:line-break/></text:span><text:span text:style-name="T2">clu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1" draw:id="id11" draw:layer="layout" svg:width="5.609cm" svg:height="3cm" svg:x="7.591cm" svg:y="16.5cm">
          <text:p text:style-name="P1"><text:span text:style-name="T1">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537cm" svg:height="1.841cm" svg:x="8.157cm" svg:y="17.4cm">
          <draw:text-box>
            <text:p><text:span text:style-name="T5">name = “chuck”</text:span><text:span text:style-name="T4"><text:line-break/></text:span><text:span text:style-name="T5">organization =</text:span></text:p>
            <text:p><text:span text:style-name="T5"><text:s text:c="2"/></text:span><text:span text:style-name="T3">“</text:span><text:span text:style-name="T3">poker (New Poker Club)”</text:span><text:span text:style-name="T5">,</text:span></text:p>
            <text:p><text:span text:style-name="T5"><text:s text:c="2"/></text:span><text:span text:style-name="T3">“</text:span><text:span text:style-name="T3">chess (Levice Chess Club)”</text:span></text:p>
            <text:p><text:span text:style-name="T4">...</text:span></text:p>
          </draw:text-box>
        </draw:frame>
        <draw:connector draw:style-name="gr5" draw:text-style-name="P8" draw:layer="layout" draw:type="curve" svg:x1="10.395cm" svg:y1="16.5cm" svg:x2="7.064cm" svg:y2="10.8cm" draw:start-shape="id11" draw:end-shape="id12" draw:end-glue-point="2" svg:d="M10395 16500c0-4273-3331-1424-3331-5700" svg:viewBox="0 0 3332 5701">
          <text:p text:style-name="P7"><text:span text:style-name="T1"><text:s text:c="9"/></text:span><text:span text:style-name="T1">link</text:span><text:span text:style-name="T1"><text:line-break/></text:span><text:span text:style-name="T1"/></text:p>
        </draw:connector>
        <draw:connector draw:style-name="gr6" draw:text-style-name="P10" draw:layer="layout" draw:type="curve" draw:line-skew="0.637cm" svg:x1="15.91cm" svg:y1="3.065cm" svg:x2="15.909cm" svg:y2="9.3cm" draw:start-shape="id13" draw:start-glue-point="1" draw:end-shape="id14" draw:end-glue-point="1" svg:d="M15910 3065c1708 0 1709 6235-1 6235" svg:viewBox="0 0 1283 6236">
          <text:p text:style-name="P9"><text:span text:style-name="T6"><text:s text:c="39"/></text:span><text:span text:style-name="T6">data movement</text:span></text:p>
        </draw:connector>
        <draw:custom-shape draw:style-name="gr7" draw:text-style-name="P2" xml:id="id12" draw:id="id12" draw:layer="layout" svg:width="5.609cm" svg:height="3cm" svg:x="4.26cm" svg:y="7.8cm">
          <text:p text:style-name="P1"><text:span text:style-name="T1">Club</text:span><text:span text:style-name="T1"><text:line-break/></text:span><text:span text:style-name="T1">(Or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811cm" svg:height="1.539cm" svg:x="4.509cm" svg:y="9.061cm">
          <draw:text-box>
            <text:p><text:span text:style-name="T3">name = “poker”</text:span><text:span text:style-name="T4"><text:line-break/></text:span><text:span text:style-name="T4">archetypeRef</text:span><text:span text:style-name="T5"> = club</text:span></text:p>
            <text:p><text:span text:style-name="T5">displayName = “</text:span><text:span text:style-name="T3">New Poker Club</text:span><text:span text:style-name="T5">”</text:span></text:p>
            <text:p><text:span text:style-name="T4">...</text:span></text:p>
          </draw:text-box>
        </draw:frame>
        <draw:custom-shape draw:style-name="gr8" draw:text-style-name="P11" xml:id="id15" draw:id="id15" draw:layer="layout" svg:width="5.61cm" svg:height="2.07cm" svg:x="4.258cm" svg:y="2cm">
          <text:p text:style-name="P1"><text:span text:style-name="T1">Resource object</text:span><text:span text:style-name="T1"><text:line-break/></text:span><text:span text:style-name="T7"> </text:span></text:p>
          <text:p text:style-name="P3"><text:span text:style-name="T8">name = “</text:span><text:span text:style-name="T9">poker</text:span><text:span text:style-name="T8">”</text:span></text:p>
          <text:p text:style-name="P3"><text:span text:style-name="T8">displayName = “New Poker Club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curve" svg:x1="7.064cm" svg:y1="7.8cm" svg:x2="7.063cm" svg:y2="4.07cm" draw:start-shape="id12" draw:start-glue-point="0" draw:end-shape="id15" svg:d="M7064 7800c0-2796-1-931-1-3730" svg:viewBox="0 0 2 3731">
          <text:p text:style-name="P7"><text:span text:style-name="T1"><text:s text:c="24"/></text:span><text:span text:style-name="T1">projection link</text:span></text:p>
        </draw:connector>
        <draw:custom-shape draw:style-name="gr8" draw:text-style-name="P11" xml:id="id13" draw:id="id13" draw:layer="layout" svg:width="5.61cm" svg:height="2.07cm" svg:x="10.3cm" svg:y="2.03cm">
          <text:p text:style-name="P1"><text:span text:style-name="T1">Resource object</text:span><text:span text:style-name="T1"><text:line-break/></text:span><text:span text:style-name="T7"> </text:span></text:p>
          <text:p text:style-name="P3"><text:span text:style-name="T8">name = “</text:span><text:span text:style-name="T9">chess</text:span><text:span text:style-name="T8">”</text:span></text:p>
          <text:p text:style-name="P3"><text:span text:style-name="T8">displayName = “Levice Chess Club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4" draw:id="id14" draw:layer="layout" svg:width="5.609cm" svg:height="3cm" svg:x="10.3cm" svg:y="7.8cm">
          <text:p text:style-name="P1"><text:span text:style-name="T1">Club</text:span><text:span text:style-name="T1"><text:line-break/></text:span><text:span text:style-name="T1">(Or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5.171cm" svg:height="1.539cm" svg:x="10.6cm" svg:y="9.061cm">
          <draw:text-box>
            <text:p><text:span text:style-name="T3">name = “chess”</text:span><text:span text:style-name="T4"><text:line-break/></text:span><text:span text:style-name="T4">archetypeRef</text:span><text:span text:style-name="T5"> = club</text:span></text:p>
            <text:p><text:span text:style-name="T5">displayName = “</text:span><text:span text:style-name="T3">Levice Chess Club</text:span><text:span text:style-name="T5">”</text:span></text:p>
            <text:p><text:span text:style-name="T4">...</text:span></text:p>
          </draw:text-box>
        </draw:frame>
        <draw:connector draw:style-name="gr5" draw:text-style-name="P8" draw:layer="layout" draw:type="curve" svg:x1="13.104cm" svg:y1="7.8cm" svg:x2="13.105cm" svg:y2="4.1cm" draw:start-shape="id14" draw:start-glue-point="0" draw:end-shape="id13" draw:end-glue-point="2" svg:d="M13104 7800c0-2773 1-924 1-3700" svg:viewBox="0 0 2 3701">
          <text:p text:style-name="P7"><text:span text:style-name="T1"><text:s text:c="24"/></text:span><text:span text:style-name="T1">projection link</text:span></text:p>
        </draw:connector>
        <draw:connector draw:style-name="gr5" draw:text-style-name="P8" draw:layer="layout" draw:type="curve" svg:x1="10.395cm" svg:y1="16.5cm" svg:x2="13.104cm" svg:y2="10.8cm" draw:start-shape="id11" draw:end-shape="id14" draw:end-glue-point="2" svg:d="M10395 16500c0-4273 2709-1424 2709-5700" svg:viewBox="0 0 2710 5701">
          <text:p text:style-name="P7"><text:span text:style-name="T1"><text:s text:c="18"/></text:span><text:span text:style-name="T1">link</text:span><text:span text:style-name="T1"><text:line-break/></text:span><text:span text:style-name="T1"/></text:p>
        </draw:connector>
        <draw:connector draw:style-name="gr6" draw:text-style-name="P10" draw:layer="layout" draw:type="curve" svg:x1="15.909cm" svg:y1="9.3cm" svg:x2="13.2cm" svg:y2="18cm" draw:start-shape="id14" draw:start-glue-point="1" draw:end-shape="id11" draw:end-glue-point="1" svg:d="M15909 9300c751 0 2106 8700-2709 8700" svg:viewBox="0 0 3475 8701">
          <text:p text:style-name="P9"><text:span text:style-name="T6"><text:s text:c="56"/></text:span><text:span text:style-name="T6">data movemen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vol Mederly</meta:initial-creator>
    <meta:creation-date>2020-06-02T10:44:26.535000000</meta:creation-date>
    <dc:date>2020-06-03T08:14:10.146000000</dc:date>
    <dc:creator>Pavol Mederly</dc:creator>
    <meta:editing-duration>PT20H7M29S</meta:editing-duration>
    <meta:editing-cycles>2</meta:editing-cycles>
    <meta:generator>LibreOffice/5.4.5.1$Windows_X86_64 LibreOffice_project/79c9829dd5d8054ec39a82dc51cd9eff340dbee8</meta:generator>
    <meta:document-statistic meta:object-count="40"/>
  </office:meta>
</office:document-meta>
</file>